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51pt"/>
    </style:style>
    <style:style style:name="co3" style:family="table-column">
      <style:table-column-properties fo:break-before="auto" style:column-width="109.19pt"/>
    </style:style>
    <style:style style:name="co4" style:family="table-column">
      <style:table-column-properties fo:break-before="auto" style:column-width="15.45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188.76pt"/>
    </style:style>
    <style:style style:name="co7" style:family="table-column">
      <style:table-column-properties fo:break-before="auto" style:column-width="80.7pt"/>
    </style:style>
    <style:style style:name="co8" style:family="table-column">
      <style:table-column-properties fo:break-before="auto" style:column-width="122.4pt"/>
    </style:style>
    <style:style style:name="co9" style:family="table-column">
      <style:table-column-properties fo:break-before="auto" style:column-width="110.81pt"/>
    </style:style>
    <style:style style:name="co10" style:family="table-column">
      <style:table-column-properties fo:break-before="auto" style:column-width="102.61pt"/>
    </style:style>
    <style:style style:name="co11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fff2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iseccio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3"/>
        <table:table-column table:style-name="co3" table:default-cell-style-name="ce3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0000000000000</text:p>
          </table:table-cell>
          <table:table-cell office:value-type="float" office:value="0" calcext:value-type="float">
            <text:p>0.000000000000000</text:p>
          </table:table-cell>
          <table:table-cell table:formula="of:=([.B2]+[.C2])/2" office:value-type="float" office:value="-0.5" calcext:value-type="float">
            <text:p>-0.500000000000000</text:p>
          </table:table-cell>
          <table:table-cell table:formula="of:=EXP(3*[.D2])-4*[.D2]^2+17*SIN([.D2])-7*[.D2]+8" office:value-type="float" office:value="2.57289600387698" calcext:value-type="float">
            <text:p>2.57289600387698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E2]&lt;0;[.D2];[.B2])" office:value-type="float" office:value="-1" calcext:value-type="float">
            <text:p>-1.000000000000000</text:p>
          </table:table-cell>
          <table:table-cell table:formula="of:=IF([.E2]&gt;0;[.D2];[.C2])" office:value-type="float" office:value="-0.5" calcext:value-type="float">
            <text:p>-0.500000000000000</text:p>
          </table:table-cell>
          <table:table-cell table:formula="of:=([.B3]+[.C3])/2" office:value-type="float" office:value="-0.75" calcext:value-type="float">
            <text:p>-0.750000000000000</text:p>
          </table:table-cell>
          <table:table-cell table:formula="of:=EXP(3*[.D3])-4*[.D3]^2+17*SIN([.D3])-7*[.D3]+8" office:value-type="float" office:value="-0.482459695834816" calcext:value-type="float">
            <text:p>-0.482459695834816</text:p>
          </table:table-cell>
          <table:table-cell table:formula="of:=ABS([.D3]-[.D2])" office:value-type="float" office:value="0.25" calcext:value-type="float">
            <text:p>0.2500000000000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E3]&lt;0;[.D3];[.B3])" office:value-type="float" office:value="-0.75" calcext:value-type="float">
            <text:p>-0.750000000000000</text:p>
          </table:table-cell>
          <table:table-cell table:formula="of:=IF([.E3]&gt;0;[.D3];[.C3])" office:value-type="float" office:value="-0.5" calcext:value-type="float">
            <text:p>-0.500000000000000</text:p>
          </table:table-cell>
          <table:table-cell table:formula="of:=([.B4]+[.C4])/2" office:value-type="float" office:value="-0.625" calcext:value-type="float">
            <text:p>-0.625000000000000</text:p>
          </table:table-cell>
          <table:table-cell table:formula="of:=EXP(3*[.D4])-4*[.D4]^2+17*SIN([.D4])-7*[.D4]+8" office:value-type="float" office:value="1.01920132685707" calcext:value-type="float">
            <text:p>1.019201326857070</text:p>
          </table:table-cell>
          <table:table-cell table:formula="of:=ABS([.D4]-[.D3])" office:value-type="float" office:value="0.125" calcext:value-type="float">
            <text:p>0.1250000000000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E4]&lt;0;[.D4];[.B4])" office:value-type="float" office:value="-0.75" calcext:value-type="float">
            <text:p>-0.750000000000000</text:p>
          </table:table-cell>
          <table:table-cell table:formula="of:=IF([.E4]&gt;0;[.D4];[.C4])" office:value-type="float" office:value="-0.625" calcext:value-type="float">
            <text:p>-0.625000000000000</text:p>
          </table:table-cell>
          <table:table-cell table:formula="of:=([.B5]+[.C5])/2" office:value-type="float" office:value="-0.6875" calcext:value-type="float">
            <text:p>-0.687500000000000</text:p>
          </table:table-cell>
          <table:table-cell table:formula="of:=EXP(3*[.D5])-4*[.D5]^2+17*SIN([.D5])-7*[.D5]+8" office:value-type="float" office:value="0.260690372672457" calcext:value-type="float">
            <text:p>0.260690372672457</text:p>
          </table:table-cell>
          <table:table-cell table:formula="of:=ABS([.D5]-[.D4])" office:value-type="float" office:value="0.0625" calcext:value-type="float">
            <text:p>0.0625000000000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E5]&lt;0;[.D5];[.B5])" office:value-type="float" office:value="-0.75" calcext:value-type="float">
            <text:p>-0.750000000000000</text:p>
          </table:table-cell>
          <table:table-cell table:formula="of:=IF([.E5]&gt;0;[.D5];[.C5])" office:value-type="float" office:value="-0.6875" calcext:value-type="float">
            <text:p>-0.687500000000000</text:p>
          </table:table-cell>
          <table:table-cell table:formula="of:=([.B6]+[.C6])/2" office:value-type="float" office:value="-0.71875" calcext:value-type="float">
            <text:p>-0.718750000000000</text:p>
          </table:table-cell>
          <table:table-cell table:formula="of:=EXP(3*[.D6])-4*[.D6]^2+17*SIN([.D6])-7*[.D6]+8" office:value-type="float" office:value="-0.112952646343386" calcext:value-type="float">
            <text:p>-0.112952646343386</text:p>
          </table:table-cell>
          <table:table-cell table:formula="of:=ABS([.D6]-[.D5])" office:value-type="float" office:value="0.03125" calcext:value-type="float">
            <text:p>0.0312500000000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E6]&lt;0;[.D6];[.B6])" office:value-type="float" office:value="-0.71875" calcext:value-type="float">
            <text:p>-0.718750000000000</text:p>
          </table:table-cell>
          <table:table-cell table:formula="of:=IF([.E6]&gt;0;[.D6];[.C6])" office:value-type="float" office:value="-0.6875" calcext:value-type="float">
            <text:p>-0.687500000000000</text:p>
          </table:table-cell>
          <table:table-cell table:formula="of:=([.B7]+[.C7])/2" office:value-type="float" office:value="-0.703125" calcext:value-type="float">
            <text:p>-0.703125000000000</text:p>
          </table:table-cell>
          <table:table-cell table:formula="of:=EXP(3*[.D7])-4*[.D7]^2+17*SIN([.D7])-7*[.D7]+8" office:value-type="float" office:value="0.0733703182970373" calcext:value-type="float">
            <text:p>0.073370318297037</text:p>
          </table:table-cell>
          <table:table-cell table:formula="of:=ABS([.D7]-[.D6])" office:value-type="float" office:value="0.015625" calcext:value-type="float">
            <text:p>0.0156250000000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E7]&lt;0;[.D7];[.B7])" office:value-type="float" office:value="-0.71875" calcext:value-type="float">
            <text:p>-0.718750000000000</text:p>
          </table:table-cell>
          <table:table-cell table:formula="of:=IF([.E7]&gt;0;[.D7];[.C7])" office:value-type="float" office:value="-0.703125" calcext:value-type="float">
            <text:p>-0.703125000000000</text:p>
          </table:table-cell>
          <table:table-cell table:formula="of:=([.B8]+[.C8])/2" office:value-type="float" office:value="-0.7109375" calcext:value-type="float">
            <text:p>-0.710937500000000</text:p>
          </table:table-cell>
          <table:table-cell table:formula="of:=EXP(3*[.D8])-4*[.D8]^2+17*SIN([.D8])-7*[.D8]+8" office:value-type="float" office:value="-0.0199181104291171" calcext:value-type="float">
            <text:p>-0.019918110429117</text:p>
          </table:table-cell>
          <table:table-cell table:formula="of:=ABS([.D8]-[.D7])" office:value-type="float" office:value="0.0078125" calcext:value-type="float">
            <text:p>0.00781250000000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E8]&lt;0;[.D8];[.B8])" office:value-type="float" office:value="-0.7109375" calcext:value-type="float">
            <text:p>-0.710937500000000</text:p>
          </table:table-cell>
          <table:table-cell table:formula="of:=IF([.E8]&gt;0;[.D8];[.C8])" office:value-type="float" office:value="-0.703125" calcext:value-type="float">
            <text:p>-0.703125000000000</text:p>
          </table:table-cell>
          <table:table-cell table:formula="of:=([.B9]+[.C9])/2" office:value-type="float" office:value="-0.70703125" calcext:value-type="float">
            <text:p>-0.707031250000000</text:p>
          </table:table-cell>
          <table:table-cell table:formula="of:=EXP(3*[.D9])-4*[.D9]^2+17*SIN([.D9])-7*[.D9]+8" office:value-type="float" office:value="0.0266946559221441" calcext:value-type="float">
            <text:p>0.026694655922144</text:p>
          </table:table-cell>
          <table:table-cell table:formula="of:=ABS([.D9]-[.D8])" office:value-type="float" office:value="0.00390625" calcext:value-type="float">
            <text:p>0.00390625000000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E9]&lt;0;[.D9];[.B9])" office:value-type="float" office:value="-0.7109375" calcext:value-type="float">
            <text:p>-0.710937500000000</text:p>
          </table:table-cell>
          <table:table-cell table:formula="of:=IF([.E9]&gt;0;[.D9];[.C9])" office:value-type="float" office:value="-0.70703125" calcext:value-type="float">
            <text:p>-0.707031250000000</text:p>
          </table:table-cell>
          <table:table-cell table:formula="of:=([.B10]+[.C10])/2" office:value-type="float" office:value="-0.708984375" calcext:value-type="float">
            <text:p>-0.708984375000000</text:p>
          </table:table-cell>
          <table:table-cell table:formula="of:=EXP(3*[.D10])-4*[.D10]^2+17*SIN([.D10])-7*[.D10]+8" office:value-type="float" office:value="0.0033803746567056" calcext:value-type="float">
            <text:p>0.003380374656706</text:p>
          </table:table-cell>
          <table:table-cell table:formula="of:=ABS([.D10]-[.D9])" office:value-type="float" office:value="0.001953125" calcext:value-type="float">
            <text:p>0.00195312500000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E10]&lt;0;[.D10];[.B10])" office:value-type="float" office:value="-0.7109375" calcext:value-type="float">
            <text:p>-0.710937500000000</text:p>
          </table:table-cell>
          <table:table-cell table:formula="of:=IF([.E10]&gt;0;[.D10];[.C10])" office:value-type="float" office:value="-0.708984375" calcext:value-type="float">
            <text:p>-0.708984375000000</text:p>
          </table:table-cell>
          <table:table-cell table:formula="of:=([.B11]+[.C11])/2" office:value-type="float" office:value="-0.7099609375" calcext:value-type="float">
            <text:p>-0.709960937500000</text:p>
          </table:table-cell>
          <table:table-cell table:formula="of:=EXP(3*[.D11])-4*[.D11]^2+17*SIN([.D11])-7*[.D11]+8" office:value-type="float" office:value="-0.00827084691842295" calcext:value-type="float">
            <text:p>-0.008270846918423</text:p>
          </table:table-cell>
          <table:table-cell table:formula="of:=ABS([.D11]-[.D10])" office:value-type="float" office:value="0.0009765625" calcext:value-type="float">
            <text:p>0.0009765625000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E11]&lt;0;[.D11];[.B11])" office:value-type="float" office:value="-0.7099609375" calcext:value-type="float">
            <text:p>-0.709960937500000</text:p>
          </table:table-cell>
          <table:table-cell table:formula="of:=IF([.E11]&gt;0;[.D11];[.C11])" office:value-type="float" office:value="-0.708984375" calcext:value-type="float">
            <text:p>-0.708984375000000</text:p>
          </table:table-cell>
          <table:table-cell table:formula="of:=([.B12]+[.C12])/2" office:value-type="float" office:value="-0.70947265625" calcext:value-type="float">
            <text:p>-0.709472656250000</text:p>
          </table:table-cell>
          <table:table-cell table:formula="of:=EXP(3*[.D12])-4*[.D12]^2+17*SIN([.D12])-7*[.D12]+8" office:value-type="float" office:value="-0.00244573032524187" calcext:value-type="float">
            <text:p>-0.002445730325242</text:p>
          </table:table-cell>
          <table:table-cell table:formula="of:=ABS([.D12]-[.D11])" office:value-type="float" office:value="0.00048828125" calcext:value-type="float">
            <text:p>0.00048828125000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E12]&lt;0;[.D12];[.B12])" office:value-type="float" office:value="-0.70947265625" calcext:value-type="float">
            <text:p>-0.709472656250000</text:p>
          </table:table-cell>
          <table:table-cell table:formula="of:=IF([.E12]&gt;0;[.D12];[.C12])" office:value-type="float" office:value="-0.708984375" calcext:value-type="float">
            <text:p>-0.708984375000000</text:p>
          </table:table-cell>
          <table:table-cell table:formula="of:=([.B13]+[.C13])/2" office:value-type="float" office:value="-0.709228515625" calcext:value-type="float">
            <text:p>-0.709228515625000</text:p>
          </table:table-cell>
          <table:table-cell table:formula="of:=EXP(3*[.D13])-4*[.D13]^2+17*SIN([.D13])-7*[.D13]+8" office:value-type="float" office:value="0.000467198687598369" calcext:value-type="float">
            <text:p>0.000467198687598</text:p>
          </table:table-cell>
          <table:table-cell table:formula="of:=ABS([.D13]-[.D12])" office:value-type="float" office:value="0.000244140625" calcext:value-type="float">
            <text:p>0.00024414062500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E13]&lt;0;[.D13];[.B13])" office:value-type="float" office:value="-0.70947265625" calcext:value-type="float">
            <text:p>-0.709472656250000</text:p>
          </table:table-cell>
          <table:table-cell table:formula="of:=IF([.E13]&gt;0;[.D13];[.C13])" office:value-type="float" office:value="-0.709228515625" calcext:value-type="float">
            <text:p>-0.709228515625000</text:p>
          </table:table-cell>
          <table:table-cell table:formula="of:=([.B14]+[.C14])/2" office:value-type="float" office:value="-0.7093505859375" calcext:value-type="float">
            <text:p>-0.709350585937500</text:p>
          </table:table-cell>
          <table:table-cell table:formula="of:=EXP(3*[.D14])-4*[.D14]^2+17*SIN([.D14])-7*[.D14]+8" office:value-type="float" office:value="-0.000989296697161635" calcext:value-type="float">
            <text:p>-0.000989296697162</text:p>
          </table:table-cell>
          <table:table-cell table:formula="of:=ABS([.D14]-[.D13])" office:value-type="float" office:value="0.0001220703125" calcext:value-type="float">
            <text:p>0.00012207031250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E14]&lt;0;[.D14];[.B14])" office:value-type="float" office:value="-0.7093505859375" calcext:value-type="float">
            <text:p>-0.709350585937500</text:p>
          </table:table-cell>
          <table:table-cell table:formula="of:=IF([.E14]&gt;0;[.D14];[.C14])" office:value-type="float" office:value="-0.709228515625" calcext:value-type="float">
            <text:p>-0.709228515625000</text:p>
          </table:table-cell>
          <table:table-cell table:formula="of:=([.B15]+[.C15])/2" office:value-type="float" office:value="-0.70928955078125" calcext:value-type="float">
            <text:p>-0.709289550781250</text:p>
          </table:table-cell>
          <table:table-cell table:formula="of:=EXP(3*[.D15])-4*[.D15]^2+17*SIN([.D15])-7*[.D15]+8" office:value-type="float" office:value="-0.000261056723266151" calcext:value-type="float">
            <text:p>-0.000261056723266</text:p>
          </table:table-cell>
          <table:table-cell table:formula="of:=ABS([.D15]-[.D14])" office:value-type="float" office:value="0.00006103515625" calcext:value-type="float">
            <text:p>0.0000610351562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E15]&lt;0;[.D15];[.B15])" office:value-type="float" office:value="-0.70928955078125" calcext:value-type="float">
            <text:p>-0.709289550781250</text:p>
          </table:table-cell>
          <table:table-cell table:formula="of:=IF([.E15]&gt;0;[.D15];[.C15])" office:value-type="float" office:value="-0.709228515625" calcext:value-type="float">
            <text:p>-0.709228515625000</text:p>
          </table:table-cell>
          <table:table-cell table:formula="of:=([.B16]+[.C16])/2" office:value-type="float" office:value="-0.709259033203125" calcext:value-type="float">
            <text:p>-0.709259033203125</text:p>
          </table:table-cell>
          <table:table-cell table:formula="of:=EXP(3*[.D16])-4*[.D16]^2+17*SIN([.D16])-7*[.D16]+8" office:value-type="float" office:value="0.000103069052682869" calcext:value-type="float">
            <text:p>0.000103069052683</text:p>
          </table:table-cell>
          <table:table-cell table:formula="of:=ABS([.D16]-[.D15])" office:value-type="float" office:value="0.000030517578125" calcext:value-type="float">
            <text:p>0.00003051757812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E16]&lt;0;[.D16];[.B16])" office:value-type="float" office:value="-0.70928955078125" calcext:value-type="float">
            <text:p>-0.709289550781250</text:p>
          </table:table-cell>
          <table:table-cell table:formula="of:=IF([.E16]&gt;0;[.D16];[.C16])" office:value-type="float" office:value="-0.709259033203125" calcext:value-type="float">
            <text:p>-0.709259033203125</text:p>
          </table:table-cell>
          <table:table-cell table:formula="of:=([.B17]+[.C17])/2" office:value-type="float" office:value="-0.709274291992188" calcext:value-type="float">
            <text:p>-0.709274291992188</text:p>
          </table:table-cell>
          <table:table-cell table:formula="of:=EXP(3*[.D17])-4*[.D17]^2+17*SIN([.D17])-7*[.D17]+8" office:value-type="float" office:value="-0.0000789943176791041" calcext:value-type="float">
            <text:p>-0.000078994317679</text:p>
          </table:table-cell>
          <table:table-cell table:formula="of:=ABS([.D17]-[.D16])" office:value-type="float" office:value="0.0000152587890625" calcext:value-type="float">
            <text:p>0.000015258789063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E17]&lt;0;[.D17];[.B17])" office:value-type="float" office:value="-0.709274291992188" calcext:value-type="float">
            <text:p>-0.709274291992188</text:p>
          </table:table-cell>
          <table:table-cell table:formula="of:=IF([.E17]&gt;0;[.D17];[.C17])" office:value-type="float" office:value="-0.709259033203125" calcext:value-type="float">
            <text:p>-0.709259033203125</text:p>
          </table:table-cell>
          <table:table-cell table:formula="of:=([.B18]+[.C18])/2" office:value-type="float" office:value="-0.709266662597656" calcext:value-type="float">
            <text:p>-0.709266662597656</text:p>
          </table:table-cell>
          <table:table-cell table:formula="of:=EXP(3*[.D18])-4*[.D18]^2+17*SIN([.D18])-7*[.D18]+8" office:value-type="float" office:value="0.0000120372469076813" calcext:value-type="float">
            <text:p>0.000012037246908</text:p>
          </table:table-cell>
          <table:table-cell table:formula="of:=ABS([.D18]-[.D17])" office:value-type="float" office:value="0.00000762939453125" calcext:value-type="float">
            <text:p>0.00000762939453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E18]&lt;0;[.D18];[.B18])" office:value-type="float" office:value="-0.709274291992188" calcext:value-type="float">
            <text:p>-0.709274291992188</text:p>
          </table:table-cell>
          <table:table-cell table:formula="of:=IF([.E18]&gt;0;[.D18];[.C18])" office:value-type="float" office:value="-0.709266662597656" calcext:value-type="float">
            <text:p>-0.709266662597656</text:p>
          </table:table-cell>
          <table:table-cell table:formula="of:=([.B19]+[.C19])/2" office:value-type="float" office:value="-0.709270477294922" calcext:value-type="float">
            <text:p>-0.709270477294922</text:p>
          </table:table-cell>
          <table:table-cell table:formula="of:=EXP(3*[.D19])-4*[.D19]^2+17*SIN([.D19])-7*[.D19]+8" office:value-type="float" office:value="-0.0000334785655358161" calcext:value-type="float">
            <text:p>-0.000033478565536</text:p>
          </table:table-cell>
          <table:table-cell table:formula="of:=ABS([.D19]-[.D18])" office:value-type="float" office:value="0.000003814697265625" calcext:value-type="float">
            <text:p>0.00000381469726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E19]&lt;0;[.D19];[.B19])" office:value-type="float" office:value="-0.709270477294922" calcext:value-type="float">
            <text:p>-0.709270477294922</text:p>
          </table:table-cell>
          <table:table-cell table:formula="of:=IF([.E19]&gt;0;[.D19];[.C19])" office:value-type="float" office:value="-0.709266662597656" calcext:value-type="float">
            <text:p>-0.709266662597656</text:p>
          </table:table-cell>
          <table:table-cell table:formula="of:=([.B20]+[.C20])/2" office:value-type="float" office:value="-0.709268569946289" calcext:value-type="float">
            <text:p>-0.709268569946289</text:p>
          </table:table-cell>
          <table:table-cell table:formula="of:=EXP(3*[.D20])-4*[.D20]^2+17*SIN([.D20])-7*[.D20]+8" office:value-type="float" office:value="-0.0000107206668520377" calcext:value-type="float">
            <text:p>-0.000010720666852</text:p>
          </table:table-cell>
          <table:table-cell table:formula="of:=ABS([.D20]-[.D19])" office:value-type="float" office:value="0.0000019073486328125" calcext:value-type="float">
            <text:p>0.00000190734863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E20]&lt;0;[.D20];[.B20])" office:value-type="float" office:value="-0.709268569946289" calcext:value-type="float">
            <text:p>-0.709268569946289</text:p>
          </table:table-cell>
          <table:table-cell table:formula="of:=IF([.E20]&gt;0;[.D20];[.C20])" office:value-type="float" office:value="-0.709266662597656" calcext:value-type="float">
            <text:p>-0.709266662597656</text:p>
          </table:table-cell>
          <table:table-cell table:formula="of:=([.B21]+[.C21])/2" office:value-type="float" office:value="-0.709267616271973" calcext:value-type="float">
            <text:p>-0.709267616271973</text:p>
          </table:table-cell>
          <table:table-cell table:formula="of:=EXP(3*[.D21])-4*[.D21]^2+17*SIN([.D21])-7*[.D21]+8" office:value-type="float" office:value="0.000000658288143995378" calcext:value-type="float">
            <text:p>0.000000658288144</text:p>
          </table:table-cell>
          <table:table-cell table:formula="of:=ABS([.D21]-[.D20])" office:value-type="float" office:value="0.00000095367431640625" calcext:value-type="float">
            <text:p>0.00000095367431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E21]&lt;0;[.D21];[.B21])" office:value-type="float" office:value="-0.709268569946289" calcext:value-type="float">
            <text:p>-0.709268569946289</text:p>
          </table:table-cell>
          <table:table-cell table:formula="of:=IF([.E21]&gt;0;[.D21];[.C21])" office:value-type="float" office:value="-0.709267616271973" calcext:value-type="float">
            <text:p>-0.709267616271973</text:p>
          </table:table-cell>
          <table:table-cell table:formula="of:=([.B22]+[.C22])/2" office:value-type="float" office:value="-0.709268093109131" calcext:value-type="float">
            <text:p>-0.709268093109131</text:p>
          </table:table-cell>
          <table:table-cell table:formula="of:=EXP(3*[.D22])-4*[.D22]^2+17*SIN([.D22])-7*[.D22]+8" office:value-type="float" office:value="-0.00000503118982386752" calcext:value-type="float">
            <text:p>-0.000005031189824</text:p>
          </table:table-cell>
          <table:table-cell table:formula="of:=ABS([.D22]-[.D21])" office:value-type="float" office:value="0.000000476837158203125" calcext:value-type="float">
            <text:p>0.000000476837158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E22]&lt;0;[.D22];[.B22])" office:value-type="float" office:value="-0.709268093109131" calcext:value-type="float">
            <text:p>-0.709268093109131</text:p>
          </table:table-cell>
          <table:table-cell table:formula="of:=IF([.E22]&gt;0;[.D22];[.C22])" office:value-type="float" office:value="-0.709267616271973" calcext:value-type="float">
            <text:p>-0.709267616271973</text:p>
          </table:table-cell>
          <table:table-cell table:formula="of:=([.B23]+[.C23])/2" office:value-type="float" office:value="-0.709267854690552" calcext:value-type="float">
            <text:p>-0.709267854690552</text:p>
          </table:table-cell>
          <table:table-cell table:formula="of:=EXP(3*[.D23])-4*[.D23]^2+17*SIN([.D23])-7*[.D23]+8" office:value-type="float" office:value="-0.0000021864509580638" calcext:value-type="float">
            <text:p>-0.000002186450958</text:p>
          </table:table-cell>
          <table:table-cell table:formula="of:=ABS([.D23]-[.D22])" office:value-type="float" office:value="0.000000238418579101562" calcext:value-type="float">
            <text:p>0.000000238418579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E23]&lt;0;[.D23];[.B23])" office:value-type="float" office:value="-0.709267854690552" calcext:value-type="float">
            <text:p>-0.709267854690552</text:p>
          </table:table-cell>
          <table:table-cell table:formula="of:=IF([.E23]&gt;0;[.D23];[.C23])" office:value-type="float" office:value="-0.709267616271973" calcext:value-type="float">
            <text:p>-0.709267616271973</text:p>
          </table:table-cell>
          <table:table-cell table:formula="of:=([.B24]+[.C24])/2" office:value-type="float" office:value="-0.709267735481262" calcext:value-type="float">
            <text:p>-0.709267735481262</text:p>
          </table:table-cell>
          <table:table-cell table:formula="of:=EXP(3*[.D24])-4*[.D24]^2+17*SIN([.D24])-7*[.D24]+8" office:value-type="float" office:value="-0.0000007640814363441" calcext:value-type="float">
            <text:p>-0.000000764081436</text:p>
          </table:table-cell>
          <table:table-cell table:formula="of:=ABS([.D24]-[.D23])" office:value-type="float" office:value="0.000000119209289550781" calcext:value-type="float">
            <text:p>0.00000011920929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E24]&lt;0;[.D24];[.B24])" office:value-type="float" office:value="-0.709267735481262" calcext:value-type="float">
            <text:p>-0.709267735481262</text:p>
          </table:table-cell>
          <table:table-cell table:formula="of:=IF([.E24]&gt;0;[.D24];[.C24])" office:value-type="float" office:value="-0.709267616271973" calcext:value-type="float">
            <text:p>-0.709267616271973</text:p>
          </table:table-cell>
          <table:table-cell table:formula="of:=([.B25]+[.C25])/2" office:value-type="float" office:value="-0.709267675876617" calcext:value-type="float">
            <text:p>-0.709267675876617</text:p>
          </table:table-cell>
          <table:table-cell table:formula="of:=EXP(3*[.D25])-4*[.D25]^2+17*SIN([.D25])-7*[.D25]+8" office:value-type="float" office:value="-0.0000000528966559443234" calcext:value-type="float">
            <text:p>-0.000000052896656</text:p>
          </table:table-cell>
          <table:table-cell table:formula="of:=ABS([.D25]-[.D24])" office:value-type="float" office:value="0.0000000596046447753906" calcext:value-type="float">
            <text:p>0.000000059604645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E25]&lt;0;[.D25];[.B25])" office:value-type="float" office:value="-0.709267675876617" calcext:value-type="float">
            <text:p>-0.709267675876617</text:p>
          </table:table-cell>
          <table:table-cell table:formula="of:=IF([.E25]&gt;0;[.D25];[.C25])" office:value-type="float" office:value="-0.709267616271973" calcext:value-type="float">
            <text:p>-0.709267616271973</text:p>
          </table:table-cell>
          <table:table-cell table:formula="of:=([.B26]+[.C26])/2" office:value-type="float" office:value="-0.709267646074295" calcext:value-type="float">
            <text:p>-0.709267646074295</text:p>
          </table:table-cell>
          <table:table-cell table:formula="of:=EXP(3*[.D26])-4*[.D26]^2+17*SIN([.D26])-7*[.D26]+8" office:value-type="float" office:value="0.000000302695744025527" calcext:value-type="float">
            <text:p>0.000000302695744</text:p>
          </table:table-cell>
          <table:table-cell table:formula="of:=ABS([.D26]-[.D25])" office:value-type="float" office:value="0.0000000298023223876953" calcext:value-type="float">
            <text:p>0.00000002980232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E26]&lt;0;[.D26];[.B26])" office:value-type="float" office:value="-0.709267675876617" calcext:value-type="float">
            <text:p>-0.709267675876617</text:p>
          </table:table-cell>
          <table:table-cell table:formula="of:=IF([.E26]&gt;0;[.D26];[.C26])" office:value-type="float" office:value="-0.709267646074295" calcext:value-type="float">
            <text:p>-0.709267646074295</text:p>
          </table:table-cell>
          <table:table-cell table:formula="of:=([.B27]+[.C27])/2" office:value-type="float" office:value="-0.709267660975456" calcext:value-type="float">
            <text:p>-0.709267660975456</text:p>
          </table:table-cell>
          <table:table-cell table:formula="of:=EXP(3*[.D27])-4*[.D27]^2+17*SIN([.D27])-7*[.D27]+8" office:value-type="float" office:value="0.000000124899543152424" calcext:value-type="float">
            <text:p>0.000000124899543</text:p>
          </table:table-cell>
          <table:table-cell table:formula="of:=ABS([.D27]-[.D26])" office:value-type="float" office:value="0.0000000149011611938477" calcext:value-type="float">
            <text:p>0.00000001490116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E27]&lt;0;[.D27];[.B27])" office:value-type="float" office:value="-0.709267675876617" calcext:value-type="float">
            <text:p>-0.709267675876617</text:p>
          </table:table-cell>
          <table:table-cell table:formula="of:=IF([.E27]&gt;0;[.D27];[.C27])" office:value-type="float" office:value="-0.709267660975456" calcext:value-type="float">
            <text:p>-0.709267660975456</text:p>
          </table:table-cell>
          <table:table-cell table:formula="of:=([.B28]+[.C28])/2" office:value-type="float" office:value="-0.709267668426037" calcext:value-type="float">
            <text:p>-0.709267668426037</text:p>
          </table:table-cell>
          <table:table-cell table:formula="of:=EXP(3*[.D28])-4*[.D28]^2+17*SIN([.D28])-7*[.D28]+8" office:value-type="float" office:value="0.0000000360014453804069" calcext:value-type="float">
            <text:p>0.000000036001445</text:p>
          </table:table-cell>
          <table:table-cell table:formula="of:=ABS([.D28]-[.D27])" office:value-type="float" office:value="0.00000000745058059692383" calcext:value-type="float">
            <text:p>0.00000000745058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E28]&lt;0;[.D28];[.B28])" office:value-type="float" office:value="-0.709267675876617" calcext:value-type="float">
            <text:p>-0.709267675876617</text:p>
          </table:table-cell>
          <table:table-cell table:formula="of:=IF([.E28]&gt;0;[.D28];[.C28])" office:value-type="float" office:value="-0.709267668426037" calcext:value-type="float">
            <text:p>-0.709267668426037</text:p>
          </table:table-cell>
          <table:table-cell table:formula="of:=([.B29]+[.C29])/2" office:value-type="float" office:value="-0.709267672151327" calcext:value-type="float">
            <text:p>-0.709267672151327</text:p>
          </table:table-cell>
          <table:table-cell table:formula="of:=EXP(3*[.D29])-4*[.D29]^2+17*SIN([.D29])-7*[.D29]+8" office:value-type="float" office:value="-0.00000000844760350560136" calcext:value-type="float">
            <text:p>-0.000000008447604</text:p>
          </table:table-cell>
          <table:table-cell table:formula="of:=ABS([.D29]-[.D28])" office:value-type="float" office:value="0.00000000372529029846191" calcext:value-type="float">
            <text:p>0.00000000372529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E29]&lt;0;[.D29];[.B29])" office:value-type="float" office:value="-0.709267672151327" calcext:value-type="float">
            <text:p>-0.709267672151327</text:p>
          </table:table-cell>
          <table:table-cell table:formula="of:=IF([.E29]&gt;0;[.D29];[.C29])" office:value-type="float" office:value="-0.709267668426037" calcext:value-type="float">
            <text:p>-0.709267668426037</text:p>
          </table:table-cell>
          <table:table-cell table:formula="of:=([.B30]+[.C30])/2" office:value-type="float" office:value="-0.709267670288682" calcext:value-type="float">
            <text:p>-0.709267670288682</text:p>
          </table:table-cell>
          <table:table-cell table:formula="of:=EXP(3*[.D30])-4*[.D30]^2+17*SIN([.D30])-7*[.D30]+8" office:value-type="float" office:value="0.000000013776919161046" calcext:value-type="float">
            <text:p>0.000000013776919</text:p>
          </table:table-cell>
          <table:table-cell table:formula="of:=ABS([.D30]-[.D29])" office:value-type="float" office:value="0.00000000186264514923096" calcext:value-type="float">
            <text:p>0.00000000186264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E30]&lt;0;[.D30];[.B30])" office:value-type="float" office:value="-0.709267672151327" calcext:value-type="float">
            <text:p>-0.709267672151327</text:p>
          </table:table-cell>
          <table:table-cell table:formula="of:=IF([.E30]&gt;0;[.D30];[.C30])" office:value-type="float" office:value="-0.709267670288682" calcext:value-type="float">
            <text:p>-0.709267670288682</text:p>
          </table:table-cell>
          <table:table-cell table:formula="of:=([.B31]+[.C31])/2" office:value-type="float" office:value="-0.709267671220005" calcext:value-type="float">
            <text:p>-0.709267671220005</text:p>
          </table:table-cell>
          <table:table-cell table:formula="of:=EXP(3*[.D31])-4*[.D31]^2+17*SIN([.D31])-7*[.D31]+8" office:value-type="float" office:value="0.00000000266465782772229" calcext:value-type="float">
            <text:p>0.000000002664658</text:p>
          </table:table-cell>
          <table:table-cell table:formula="of:=ABS([.D31]-[.D30])" office:value-type="float" office:value="0.000000000931322574615479" calcext:value-type="float">
            <text:p>0.00000000093132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E31]&lt;0;[.D31];[.B31])" office:value-type="float" office:value="-0.709267672151327" calcext:value-type="float">
            <text:p>-0.709267672151327</text:p>
          </table:table-cell>
          <table:table-cell table:formula="of:=IF([.E31]&gt;0;[.D31];[.C31])" office:value-type="float" office:value="-0.709267671220005" calcext:value-type="float">
            <text:p>-0.709267671220005</text:p>
          </table:table-cell>
          <table:table-cell table:formula="of:=([.B32]+[.C32])/2" office:value-type="float" office:value="-0.709267671685666" calcext:value-type="float">
            <text:p>-0.709267671685666</text:p>
          </table:table-cell>
          <table:table-cell table:formula="of:=EXP(3*[.D32])-4*[.D32]^2+17*SIN([.D32])-7*[.D32]+8" office:value-type="float" office:value="-0.00000000289147195076112" calcext:value-type="float">
            <text:p>-0.000000002891472</text:p>
          </table:table-cell>
          <table:table-cell table:formula="of:=ABS([.D32]-[.D31])" office:value-type="float" office:value="0.000000000465661287307739" calcext:value-type="float">
            <text:p>0.00000000046566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E32]&lt;0;[.D32];[.B32])" office:value-type="float" office:value="-0.709267671685666" calcext:value-type="float">
            <text:p>-0.709267671685666</text:p>
          </table:table-cell>
          <table:table-cell table:formula="of:=IF([.E32]&gt;0;[.D32];[.C32])" office:value-type="float" office:value="-0.709267671220005" calcext:value-type="float">
            <text:p>-0.709267671220005</text:p>
          </table:table-cell>
          <table:table-cell table:formula="of:=([.B33]+[.C33])/2" office:value-type="float" office:value="-0.709267671452835" calcext:value-type="float">
            <text:p>-0.709267671452835</text:p>
          </table:table-cell>
          <table:table-cell table:formula="of:=EXP(3*[.D33])-4*[.D33]^2+17*SIN([.D33])-7*[.D33]+8" office:value-type="float" office:value="-0.00000000011340794969783" calcext:value-type="float">
            <text:p>-0.000000000113408</text:p>
          </table:table-cell>
          <table:table-cell table:formula="of:=ABS([.D33]-[.D32])" office:value-type="float" office:value="0.00000000023283064365387" calcext:value-type="float">
            <text:p>0.00000000023283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E33]&lt;0;[.D33];[.B33])" office:value-type="float" office:value="-0.709267671452835" calcext:value-type="float">
            <text:p>-0.709267671452835</text:p>
          </table:table-cell>
          <table:table-cell table:formula="of:=IF([.E33]&gt;0;[.D33];[.C33])" office:value-type="float" office:value="-0.709267671220005" calcext:value-type="float">
            <text:p>-0.709267671220005</text:p>
          </table:table-cell>
          <table:table-cell table:formula="of:=([.B34]+[.C34])/2" office:value-type="float" office:value="-0.70926767133642" calcext:value-type="float">
            <text:p>-0.709267671336420</text:p>
          </table:table-cell>
          <table:table-cell table:formula="of:=EXP(3*[.D34])-4*[.D34]^2+17*SIN([.D34])-7*[.D34]+8" office:value-type="float" office:value="0.00000000127562671536907" calcext:value-type="float">
            <text:p>0.000000001275627</text:p>
          </table:table-cell>
          <table:table-cell table:formula="of:=ABS([.D34]-[.D33])" office:value-type="float" office:value="0.000000000116415321826935" calcext:value-type="float">
            <text:p>0.000000000116415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E34]&lt;0;[.D34];[.B34])" office:value-type="float" office:value="-0.709267671452835" calcext:value-type="float">
            <text:p>-0.709267671452835</text:p>
          </table:table-cell>
          <table:table-cell table:formula="of:=IF([.E34]&gt;0;[.D34];[.C34])" office:value-type="float" office:value="-0.70926767133642" calcext:value-type="float">
            <text:p>-0.709267671336420</text:p>
          </table:table-cell>
          <table:table-cell table:formula="of:=([.B35]+[.C35])/2" office:value-type="float" office:value="-0.709267671394628" calcext:value-type="float">
            <text:p>-0.709267671394628</text:p>
          </table:table-cell>
          <table:table-cell table:formula="of:=EXP(3*[.D35])-4*[.D35]^2+17*SIN([.D35])-7*[.D35]+8" office:value-type="float" office:value="0.000000000581106718300362" calcext:value-type="float">
            <text:p>0.000000000581107</text:p>
          </table:table-cell>
          <table:table-cell table:formula="of:=ABS([.D35]-[.D34])" office:value-type="float" office:value="0.0000000000582076609134674" calcext:value-type="float">
            <text:p>0.00000000005820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E35]&lt;0;[.D35];[.B35])" office:value-type="float" office:value="-0.709267671452835" calcext:value-type="float">
            <text:p>-0.709267671452835</text:p>
          </table:table-cell>
          <table:table-cell table:formula="of:=IF([.E35]&gt;0;[.D35];[.C35])" office:value-type="float" office:value="-0.709267671394628" calcext:value-type="float">
            <text:p>-0.709267671394628</text:p>
          </table:table-cell>
          <table:table-cell table:formula="of:=([.B36]+[.C36])/2" office:value-type="float" office:value="-0.709267671423731" calcext:value-type="float">
            <text:p>-0.709267671423731</text:p>
          </table:table-cell>
          <table:table-cell table:formula="of:=EXP(3*[.D36])-4*[.D36]^2+17*SIN([.D36])-7*[.D36]+8" office:value-type="float" office:value="0.000000000233848496122846" calcext:value-type="float">
            <text:p>0.000000000233848</text:p>
          </table:table-cell>
          <table:table-cell table:formula="of:=ABS([.D36]-[.D35])" office:value-type="float" office:value="0.0000000000291038304567337" calcext:value-type="float">
            <text:p>0.000000000029104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E36]&lt;0;[.D36];[.B36])" office:value-type="float" office:value="-0.709267671452835" calcext:value-type="float">
            <text:p>-0.709267671452835</text:p>
          </table:table-cell>
          <table:table-cell table:formula="of:=IF([.E36]&gt;0;[.D36];[.C36])" office:value-type="float" office:value="-0.709267671423731" calcext:value-type="float">
            <text:p>-0.709267671423731</text:p>
          </table:table-cell>
          <table:table-cell table:formula="of:=([.B37]+[.C37])/2" office:value-type="float" office:value="-0.709267671438283" calcext:value-type="float">
            <text:p>-0.709267671438283</text:p>
          </table:table-cell>
          <table:table-cell table:formula="of:=EXP(3*[.D37])-4*[.D37]^2+17*SIN([.D37])-7*[.D37]+8" office:value-type="float" office:value="0.0000000000602220495693473" calcext:value-type="float">
            <text:p>0.000000000060222</text:p>
          </table:table-cell>
          <table:table-cell table:formula="of:=ABS([.D37]-[.D36])" office:value-type="float" office:value="0.0000000000145519152283669" calcext:value-type="float">
            <text:p>0.000000000014552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E37]&lt;0;[.D37];[.B37])" office:value-type="float" office:value="-0.709267671452835" calcext:value-type="float">
            <text:p>-0.709267671452835</text:p>
          </table:table-cell>
          <table:table-cell table:formula="of:=IF([.E37]&gt;0;[.D37];[.C37])" office:value-type="float" office:value="-0.709267671438283" calcext:value-type="float">
            <text:p>-0.709267671438283</text:p>
          </table:table-cell>
          <table:table-cell table:formula="of:=([.B38]+[.C38])/2" office:value-type="float" office:value="-0.709267671445559" calcext:value-type="float">
            <text:p>-0.709267671445559</text:p>
          </table:table-cell>
          <table:table-cell table:formula="of:=EXP(3*[.D38])-4*[.D38]^2+17*SIN([.D38])-7*[.D38]+8" office:value-type="float" office:value="-0.0000000000265920618858217" calcext:value-type="float">
            <text:p>-0.000000000026592</text:p>
          </table:table-cell>
          <table:table-cell table:formula="of:=ABS([.D38]-[.D37])" office:value-type="float" office:value="0.00000000000727595761418343" calcext:value-type="float">
            <text:p>0.000000000007276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E38]&lt;0;[.D38];[.B38])" office:value-type="float" office:value="-0.709267671445559" calcext:value-type="float">
            <text:p>-0.709267671445559</text:p>
          </table:table-cell>
          <table:table-cell table:formula="of:=IF([.E38]&gt;0;[.D38];[.C38])" office:value-type="float" office:value="-0.709267671438283" calcext:value-type="float">
            <text:p>-0.709267671438283</text:p>
          </table:table-cell>
          <table:table-cell table:formula="of:=([.B39]+[.C39])/2" office:value-type="float" office:value="-0.709267671441921" calcext:value-type="float">
            <text:p>-0.709267671441921</text:p>
          </table:table-cell>
          <table:table-cell table:formula="of:=EXP(3*[.D39])-4*[.D39]^2+17*SIN([.D39])-7*[.D39]+8" office:value-type="float" office:value="0.0000000000168132174849234" calcext:value-type="float">
            <text:p>0.000000000016813</text:p>
          </table:table-cell>
          <table:table-cell table:formula="of:=ABS([.D39]-[.D38])" office:value-type="float" office:value="0.00000000000363797880709171" calcext:value-type="float">
            <text:p>0.00000000000363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E39]&lt;0;[.D39];[.B39])" office:value-type="float" office:value="-0.709267671445559" calcext:value-type="float">
            <text:p>-0.709267671445559</text:p>
          </table:table-cell>
          <table:table-cell table:formula="of:=IF([.E39]&gt;0;[.D39];[.C39])" office:value-type="float" office:value="-0.709267671441921" calcext:value-type="float">
            <text:p>-0.709267671441921</text:p>
          </table:table-cell>
          <table:table-cell table:formula="of:=([.B40]+[.C40])/2" office:value-type="float" office:value="-0.70926767144374" calcext:value-type="float">
            <text:p>-0.709267671443740</text:p>
          </table:table-cell>
          <table:table-cell table:formula="of:=EXP(3*[.D40])-4*[.D40]^2+17*SIN([.D40])-7*[.D40]+8" office:value-type="float" office:value="-0.00000000000489031037886889" calcext:value-type="float">
            <text:p>-0.000000000004890</text:p>
          </table:table-cell>
          <table:table-cell table:formula="of:=ABS([.D40]-[.D39])" office:value-type="float" office:value="0.00000000000181898940354586" calcext:value-type="float">
            <text:p>0.00000000000181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E40]&lt;0;[.D40];[.B40])" office:value-type="float" office:value="-0.70926767144374" calcext:value-type="float">
            <text:p>-0.709267671443740</text:p>
          </table:table-cell>
          <table:table-cell table:formula="of:=IF([.E40]&gt;0;[.D40];[.C40])" office:value-type="float" office:value="-0.709267671441921" calcext:value-type="float">
            <text:p>-0.709267671441921</text:p>
          </table:table-cell>
          <table:table-cell table:formula="of:=([.B41]+[.C41])/2" office:value-type="float" office:value="-0.709267671442831" calcext:value-type="float">
            <text:p>-0.709267671442831</text:p>
          </table:table-cell>
          <table:table-cell table:formula="of:=EXP(3*[.D41])-4*[.D41]^2+17*SIN([.D41])-7*[.D41]+8" office:value-type="float" office:value="0.00000000000596145355302724" calcext:value-type="float">
            <text:p>0.000000000005961</text:p>
          </table:table-cell>
          <table:table-cell table:formula="of:=ABS([.D41]-[.D40])" office:value-type="float" office:value="0.000000000000909494701772928" calcext:value-type="float">
            <text:p>0.000000000000909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E41]&lt;0;[.D41];[.B41])" office:value-type="float" office:value="-0.70926767144374" calcext:value-type="float">
            <text:p>-0.709267671443740</text:p>
          </table:table-cell>
          <table:table-cell table:formula="of:=IF([.E41]&gt;0;[.D41];[.C41])" office:value-type="float" office:value="-0.709267671442831" calcext:value-type="float">
            <text:p>-0.709267671442831</text:p>
          </table:table-cell>
          <table:table-cell table:formula="of:=([.B42]+[.C42])/2" office:value-type="float" office:value="-0.709267671443286" calcext:value-type="float">
            <text:p>-0.709267671443286</text:p>
          </table:table-cell>
          <table:table-cell table:formula="of:=EXP(3*[.D42])-4*[.D42]^2+17*SIN([.D42])-7*[.D42]+8" office:value-type="float" office:value="0.000000000000536459765498876" calcext:value-type="float">
            <text:p>0.000000000000536</text:p>
          </table:table-cell>
          <table:table-cell table:formula="of:=ABS([.D42]-[.D41])" office:value-type="float" office:value="0.000000000000454747350886464" calcext:value-type="float">
            <text:p>0.000000000000455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E42]&lt;0;[.D42];[.B42])" office:value-type="float" office:value="-0.70926767144374" calcext:value-type="float">
            <text:p>-0.709267671443740</text:p>
          </table:table-cell>
          <table:table-cell table:formula="of:=IF([.E42]&gt;0;[.D42];[.C42])" office:value-type="float" office:value="-0.709267671443286" calcext:value-type="float">
            <text:p>-0.709267671443286</text:p>
          </table:table-cell>
          <table:table-cell table:formula="of:=([.B43]+[.C43])/2" office:value-type="float" office:value="-0.709267671443513" calcext:value-type="float">
            <text:p>-0.709267671443513</text:p>
          </table:table-cell>
          <table:table-cell table:formula="of:=EXP(3*[.D43])-4*[.D43]^2+17*SIN([.D43])-7*[.D43]+8" office:value-type="float" office:value="-0.00000000000217781348510471" calcext:value-type="float">
            <text:p>-0.000000000002178</text:p>
          </table:table-cell>
          <table:table-cell table:formula="of:=ABS([.D43]-[.D42])" office:value-type="float" office:value="0.000000000000227373675443232" calcext:value-type="float">
            <text:p>0.000000000000227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E43]&lt;0;[.D43];[.B43])" office:value-type="float" office:value="-0.709267671443513" calcext:value-type="float">
            <text:p>-0.709267671443513</text:p>
          </table:table-cell>
          <table:table-cell table:formula="of:=IF([.E43]&gt;0;[.D43];[.C43])" office:value-type="float" office:value="-0.709267671443286" calcext:value-type="float">
            <text:p>-0.709267671443286</text:p>
          </table:table-cell>
          <table:table-cell table:formula="of:=([.B44]+[.C44])/2" office:value-type="float" office:value="-0.709267671443399" calcext:value-type="float">
            <text:p>-0.709267671443399</text:p>
          </table:table-cell>
          <table:table-cell table:formula="of:=EXP(3*[.D44])-4*[.D44]^2+17*SIN([.D44])-7*[.D44]+8" office:value-type="float" office:value="-0.000000000000818900502963515" calcext:value-type="float">
            <text:p>-0.000000000000819</text:p>
          </table:table-cell>
          <table:table-cell table:formula="of:=ABS([.D44]-[.D43])" office:value-type="float" office:value="0.000000000000113686837721616" calcext:value-type="float">
            <text:p>0.000000000000114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E44]&lt;0;[.D44];[.B44])" office:value-type="float" office:value="-0.709267671443399" calcext:value-type="float">
            <text:p>-0.709267671443399</text:p>
          </table:table-cell>
          <table:table-cell table:formula="of:=IF([.E44]&gt;0;[.D44];[.C44])" office:value-type="float" office:value="-0.709267671443286" calcext:value-type="float">
            <text:p>-0.709267671443286</text:p>
          </table:table-cell>
          <table:table-cell table:formula="of:=([.B45]+[.C45])/2" office:value-type="float" office:value="-0.709267671443342" calcext:value-type="float">
            <text:p>-0.709267671443342</text:p>
          </table:table-cell>
          <table:table-cell table:formula="of:=EXP(3*[.D45])-4*[.D45]^2+17*SIN([.D45])-7*[.D45]+8" office:value-type="float" office:value="-0.00000000000014210854715202" calcext:value-type="float">
            <text:p>-0.000000000000142</text:p>
          </table:table-cell>
          <table:table-cell table:formula="of:=ABS([.D45]-[.D44])" office:value-type="float" office:value="0.000000000000056843418860808" calcext:value-type="float">
            <text:p>0.000000000000057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E45]&lt;0;[.D45];[.B45])" office:value-type="float" office:value="-0.709267671443342" calcext:value-type="float">
            <text:p>-0.709267671443342</text:p>
          </table:table-cell>
          <table:table-cell table:formula="of:=IF([.E45]&gt;0;[.D45];[.C45])" office:value-type="float" office:value="-0.709267671443286" calcext:value-type="float">
            <text:p>-0.709267671443286</text:p>
          </table:table-cell>
          <table:table-cell table:formula="of:=([.B46]+[.C46])/2" office:value-type="float" office:value="-0.709267671443314" calcext:value-type="float">
            <text:p>-0.709267671443314</text:p>
          </table:table-cell>
          <table:table-cell table:formula="of:=EXP(3*[.D46])-4*[.D46]^2+17*SIN([.D46])-7*[.D46]+8" office:value-type="float" office:value="0.000000000000197175609173428" calcext:value-type="float">
            <text:p>0.000000000000197</text:p>
          </table:table-cell>
          <table:table-cell table:formula="of:=ABS([.D46]-[.D45])" office:value-type="float" office:value="0.000000000000028421709430404" calcext:value-type="float">
            <text:p>0.00000000000002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E46]&lt;0;[.D46];[.B46])" office:value-type="float" office:value="-0.709267671443342" calcext:value-type="float">
            <text:p>-0.709267671443342</text:p>
          </table:table-cell>
          <table:table-cell table:formula="of:=IF([.E46]&gt;0;[.D46];[.C46])" office:value-type="float" office:value="-0.709267671443314" calcext:value-type="float">
            <text:p>-0.709267671443314</text:p>
          </table:table-cell>
          <table:table-cell table:formula="of:=([.B47]+[.C47])/2" office:value-type="float" office:value="-0.709267671443328" calcext:value-type="float">
            <text:p>-0.709267671443328</text:p>
          </table:table-cell>
          <table:table-cell table:formula="of:=EXP(3*[.D47])-4*[.D47]^2+17*SIN([.D47])-7*[.D47]+8" office:value-type="float" office:value="0.000000000000028421709430404" calcext:value-type="float">
            <text:p>0.000000000000028</text:p>
          </table:table-cell>
          <table:table-cell table:formula="of:=ABS([.D47]-[.D46])" office:value-type="float" office:value="0.000000000000014210854715202" calcext:value-type="float">
            <text:p>0.00000000000001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E47]&lt;0;[.D47];[.B47])" office:value-type="float" office:value="-0.709267671443342" calcext:value-type="float">
            <text:p>-0.709267671443342</text:p>
          </table:table-cell>
          <table:table-cell table:formula="of:=IF([.E47]&gt;0;[.D47];[.C47])" office:value-type="float" office:value="-0.709267671443328" calcext:value-type="float">
            <text:p>-0.709267671443328</text:p>
          </table:table-cell>
          <table:table-cell table:formula="of:=([.B48]+[.C48])/2" office:value-type="float" office:value="-0.709267671443335" calcext:value-type="float">
            <text:p>-0.709267671443335</text:p>
          </table:table-cell>
          <table:table-cell table:formula="of:=EXP(3*[.D48])-4*[.D48]^2+17*SIN([.D48])-7*[.D48]+8" office:value-type="float" office:value="-0.000000000000056843418860808" calcext:value-type="float">
            <text:p>-0.000000000000057</text:p>
          </table:table-cell>
          <table:table-cell table:formula="of:=ABS([.D48]-[.D47])" office:value-type="float" office:value="7.105427357601E-015" calcext:value-type="float">
            <text:p>0.000000000000007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table:formula="of:=IF([.E48]&lt;0;[.D48];[.B48])" office:value-type="float" office:value="-0.709267671443335" calcext:value-type="float">
            <text:p>-0.709267671443335</text:p>
          </table:table-cell>
          <table:table-cell table:style-name="ce4" table:formula="of:=IF([.E48]&gt;0;[.D48];[.C48])" office:value-type="float" office:value="-0.709267671443328" calcext:value-type="float">
            <text:p>-0.709267671443328</text:p>
          </table:table-cell>
          <table:table-cell table:style-name="ce4" table:formula="of:=([.B49]+[.C49])/2" office:value-type="float" office:value="-0.709267671443332" calcext:value-type="float">
            <text:p>-0.709267671443332</text:p>
          </table:table-cell>
          <table:table-cell table:style-name="ce4" table:formula="of:=EXP(3*[.D49])-4*[.D49]^2+17*SIN([.D49])-7*[.D49]+8" office:value-type="float" office:value="0" calcext:value-type="float">
            <text:p>0.000000000000000</text:p>
          </table:table-cell>
          <table:table-cell table:style-name="ce4" table:formula="of:=ABS([.D49]-[.D48])" office:value-type="float" office:value="3.5527136788005E-015" calcext:value-type="float">
            <text:p>0.000000000000004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2*[.C4]-0.5+COS([.C4])" office:value-type="float" office:value="0.5" calcext:value-type="float">
            <text:p>0.5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 table:number-rows-repeated="2">
          <table:table-cell table:style-name="ce1"/>
          <table:table-cell table:style-name="ce3"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formula="of:=2*[.C4]-0.5+COS([.C4])" office:value-type="float" office:value="-1.95969769413186" calcext:value-type="float">
            <text:p>-1.95969769413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table:formula="of:=2*[.C5]-0.5+COS([.C5])" office:value-type="float" office:value="-1.67839003172934" calcext:value-type="float">
            <text:p>-1.67839003172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table:formula="of:=2*[.C6]-0.5+COS([.C6])" office:value-type="float" office:value="-1.40329329065283" calcext:value-type="float">
            <text:p>-1.403293290652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table:formula="of:=2*[.C7]-0.5+COS([.C7])" office:value-type="float" office:value="-1.13515781271551" calcext:value-type="float">
            <text:p>-1.135157812715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6" calcext:value-type="float">
            <text:p>-0.6</text:p>
          </table:table-cell>
          <table:table-cell table:formula="of:=2*[.C8]-0.5+COS([.C8])" office:value-type="float" office:value="-0.874664385090322" calcext:value-type="float">
            <text:p>-0.8746643850903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formula="of:=2*[.C9]-0.5+COS([.C9])" office:value-type="float" office:value="-0.622417438109627" calcext:value-type="float">
            <text:p>-0.6224174381096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table:formula="of:=2*[.C10]-0.5+COS([.C10])" office:value-type="float" office:value="-0.378939005997115" calcext:value-type="float">
            <text:p>-0.378939005997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table:formula="of:=2*[.C11]-0.5+COS([.C11])" office:value-type="float" office:value="-0.144663510874394" calcext:value-type="float">
            <text:p>-0.144663510874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table:formula="of:=2*[.C12]-0.5+COS([.C12])" office:value-type="float" office:value="0.0800665778412417" calcext:value-type="float">
            <text:p>0.0800665778412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1" calcext:value-type="float">
            <text:p>-0.1</text:p>
          </table:table-cell>
          <table:table-cell table:formula="of:=2*[.C13]-0.5+COS([.C13])" office:value-type="float" office:value="0.295004165278026" calcext:value-type="float">
            <text:p>0.2950041652780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2*[.C14]-0.5+COS([.C14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2*[.C15]-0.5+COS([.C15])" office:value-type="float" office:value="0.695004165278026" calcext:value-type="float">
            <text:p>0.6950041652780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2*[.C16]-0.5+COS([.C16])" office:value-type="float" office:value="0.880066577841242" calcext:value-type="float">
            <text:p>0.8800665778412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2*[.C17]-0.5+COS([.C17])" office:value-type="float" office:value="1.05533648912561" calcext:value-type="float">
            <text:p>1.05533648912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2*[.C18]-0.5+COS([.C18])" office:value-type="float" office:value="1.22106099400289" calcext:value-type="float">
            <text:p>1.22106099400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2*[.C19]-0.5+COS([.C19])" office:value-type="float" office:value="1.37758256189037" calcext:value-type="float">
            <text:p>1.377582561890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2*[.C20]-0.5+COS([.C20])" office:value-type="float" office:value="1.52533561490968" calcext:value-type="float">
            <text:p>1.52533561490968</text:p>
          </table:table-cell>
          <table:table-cell table:number-columns-repeated="2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3" table:default-cell-style-name="ce11"/>
        <table:table-column table:style-name="co6" table:default-cell-style-name="ce10"/>
        <table:table-column table:style-name="co1" table:number-columns-repeated="1020" table:default-cell-style-name="ce1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formula="of:= 8.31441*340/([.B4]-0.02664) - 364.61 / ( [.B4]*([.B4]+0.02664) + 0.02664*([.B4]-0.02664) ) - 10^4" office:value-type="float" office:value="397644.976034593" calcext:value-type="float">
            <text:p>397644.97603459300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table:formula="of:= 8.31441*340/([.B5]-0.02664) - 364.61 / ( [.B5]*([.B5]+0.02664) + 0.02664*([.B5]-0.02664) ) - 10^4" office:value-type="float" office:value="3592.60861655987" calcext:value-type="float">
            <text:p>3592.60861655987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  <table:table-cell table:formula="of:= 8.31441*340/([.B6]-0.02664) - 364.61 / ( [.B6]*([.B6]+0.02664) + 0.02664*([.B6]-0.02664) ) - 10^4" office:value-type="float" office:value="-993.512419535047" calcext:value-type="float">
            <text:p>-993.512419535047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/>
          <table:table-cell table:formula="of:= 8.31441*340/([.B7]-0.02664) - 364.61 / ( [.B7]*([.B7]+0.02664) + 0.02664*([.B7]-0.02664) ) - 10^4" office:value-type="float" office:value="-3122.12208380454" calcext:value-type="float">
            <text:p>-3122.12208380454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/>
          <table:table-cell table:formula="of:= 8.31441*340/([.B8]-0.02664) - 364.61 / ( [.B8]*([.B8]+0.02664) + 0.02664*([.B8]-0.02664) ) - 10^4" office:value-type="float" office:value="-4447.34453698545" calcext:value-type="float">
            <text:p>-4447.34453698545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formula="of:= 8.31441*340/([.B9]-0.02664) - 364.61 / ( [.B9]*([.B9]+0.02664) + 0.02664*([.B9]-0.02664) ) - 10^4" office:value-type="float" office:value="-5349.39814614853" calcext:value-type="float">
            <text:p>-5349.39814614853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/>
          <table:table-cell table:formula="of:= 8.31441*340/([.B10]-0.02664) - 364.61 / ( [.B10]*([.B10]+0.02664) + 0.02664*([.B10]-0.02664) ) - 10^4" office:value-type="float" office:value="-6001.48158216053" calcext:value-type="float">
            <text:p>-6001.48158216053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table:formula="of:= 8.31441*340/([.B11]-0.02664) - 364.61 / ( [.B11]*([.B11]+0.02664) + 0.02664*([.B11]-0.02664) ) - 10^4" office:value-type="float" office:value="-6494.20393166021" calcext:value-type="float">
            <text:p>-6494.20393166021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  <table:table-cell table:formula="of:= 8.31441*340/([.B12]-0.02664) - 364.61 / ( [.B12]*([.B12]+0.02664) + 0.02664*([.B12]-0.02664) ) - 10^4" office:value-type="float" office:value="-6879.33863310731" calcext:value-type="float">
            <text:p>-6879.33863310731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/>
          <table:table-cell table:formula="of:= 8.31441*340/([.B13]-0.02664) - 364.61 / ( [.B13]*([.B13]+0.02664) + 0.02664*([.B13]-0.02664) ) - 10^4" office:value-type="float" office:value="-7188.52010685699" calcext:value-type="float">
            <text:p>-7188.52010685699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 8.31441*340/([.B14]-0.02664) - 364.61 / ( [.B14]*([.B14]+0.02664) + 0.02664*([.B14]-0.02664) ) - 10^4" office:value-type="float" office:value="-7442.13053262102" calcext:value-type="float">
            <text:p>-7442.13053262102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/>
          <table:table-cell table:formula="of:= 8.31441*340/([.B15]-0.02664) - 364.61 / ( [.B15]*([.B15]+0.02664) + 0.02664*([.B15]-0.02664) ) - 10^4" office:value-type="float" office:value="-7653.87860921637" calcext:value-type="float">
            <text:p>-7653.87860921637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 8.31441*340/([.B16]-0.02664) - 364.61 / ( [.B16]*([.B16]+0.02664) + 0.02664*([.B16]-0.02664) ) - 10^4" office:value-type="float" office:value="-7833.31712939011" calcext:value-type="float">
            <text:p>-7833.31712939011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/>
          <table:table-cell table:formula="of:= 8.31441*340/([.B17]-0.02664) - 364.61 / ( [.B17]*([.B17]+0.02664) + 0.02664*([.B17]-0.02664) ) - 10^4" office:value-type="float" office:value="-7987.30351075893" calcext:value-type="float">
            <text:p>-7987.30351075893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/>
          <table:table-cell table:formula="of:= 8.31441*340/([.B18]-0.02664) - 364.61 / ( [.B18]*([.B18]+0.02664) + 0.02664*([.B18]-0.02664) ) - 10^4" office:value-type="float" office:value="-8120.88606848357" calcext:value-type="float">
            <text:p>-8120.88606848357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 8.31441*340/([.B19]-0.02664) - 364.61 / ( [.B19]*([.B19]+0.02664) + 0.02664*([.B19]-0.02664) ) - 10^4" office:value-type="float" office:value="-8237.86275996821" calcext:value-type="float">
            <text:p>-8237.86275996821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/>
          <table:table-cell table:formula="of:= 8.31441*340/([.B20]-0.02664) - 364.61 / ( [.B20]*([.B20]+0.02664) + 0.02664*([.B20]-0.02664) ) - 10^4" office:value-type="float" office:value="-8341.1451970136" calcext:value-type="float">
            <text:p>-8341.14519701360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/>
          <table:table-cell table:formula="of:= 8.31441*340/([.B21]-0.02664) - 364.61 / ( [.B21]*([.B21]+0.02664) + 0.02664*([.B21]-0.02664) ) - 10^4" office:value-type="float" office:value="-8433.00264868639" calcext:value-type="float">
            <text:p>-8433.00264868639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table:formula="of:= 8.31441*340/([.B22]-0.02664) - 364.61 / ( [.B22]*([.B22]+0.02664) + 0.02664*([.B22]-0.02664) ) - 10^4" office:value-type="float" office:value="-8515.22973460259" calcext:value-type="float">
            <text:p>-8515.22973460259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/>
          <table:table-cell table:formula="of:= 8.31441*340/([.B23]-0.02664) - 364.61 / ( [.B23]*([.B23]+0.02664) + 0.02664*([.B23]-0.02664) ) - 10^4" office:value-type="float" office:value="-8589.26424240795" calcext:value-type="float">
            <text:p>-8589.26424240795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 8.31441*340/([.B24]-0.02664) - 364.61 / ( [.B24]*([.B24]+0.02664) + 0.02664*([.B24]-0.02664) ) - 10^4" office:value-type="float" office:value="-8656.27154239" calcext:value-type="float">
            <text:p>-8656.271542390000000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Rapson" table:style-name="ta1">
        <office:forms form:automatic-focus="false" form:apply-design-mode="false"/>
        <table:table-column table:style-name="co7" table:default-cell-style-name="ce9"/>
        <table:table-column table:style-name="co8" table:number-columns-repeated="2" table:default-cell-style-name="ce10"/>
        <table:table-column table:style-name="co9" table:default-cell-style-name="ce10"/>
        <table:table-column table:style-name="co8" table:default-cell-style-name="ce10"/>
        <table:table-column table:style-name="co1" table:number-columns-repeated="1019" table:default-cell-style-name="ce10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1" calcext:value-type="float">
            <text:p>1.100000000000000</text:p>
          </table:table-cell>
          <table:table-cell table:formula="of:=[.B2]^3-EXP([.B2])+SIN([.B2])+2*[.B2]-4" office:value-type="float" office:value="-2.581958663885" calcext:value-type="float">
            <text:p>-2.581958663885000</text:p>
          </table:table-cell>
          <table:table-cell table:formula="of:=3*[.B2]^2-EXP([.B2])+COS([.B2])+2" office:value-type="float" office:value="3.07943009747914" calcext:value-type="float">
            <text:p>3.07943009747914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-[.C2]/[.D2]" office:value-type="float" office:value="1.9384534092846" calcext:value-type="float">
            <text:p>1.938453409284600</text:p>
          </table:table-cell>
          <table:table-cell table:formula="of:=[.B3]^3-EXP([.B3])+SIN([.B3])+2*[.B3]-4" office:value-type="float" office:value="1.14601756141886" calcext:value-type="float">
            <text:p>1.146017561418860</text:p>
          </table:table-cell>
          <table:table-cell table:formula="of:=3*[.B3]^2-EXP([.B3])+COS([.B3])+2" office:value-type="float" office:value="5.96537783532802" calcext:value-type="float">
            <text:p>5.965377835328020</text:p>
          </table:table-cell>
          <table:table-cell table:formula="of:=ABS([.B3]-[.B2])" office:value-type="float" office:value="0.8384534092846" calcext:value-type="float">
            <text:p>0.83845340928460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-[.C3]/[.D3]" office:value-type="float" office:value="1.74634192983531" calcext:value-type="float">
            <text:p>1.746341929835310</text:p>
          </table:table-cell>
          <table:table-cell table:formula="of:=[.B4]^3-EXP([.B4])+SIN([.B4])+2*[.B4]-4" office:value-type="float" office:value="0.0695615509663545" calcext:value-type="float">
            <text:p>0.069561550966355</text:p>
          </table:table-cell>
          <table:table-cell table:formula="of:=3*[.B4]^2-EXP([.B4])+COS([.B4])+2" office:value-type="float" office:value="5.24089463497251" calcext:value-type="float">
            <text:p>5.240894634972510</text:p>
          </table:table-cell>
          <table:table-cell table:formula="of:=ABS([.B4]-[.B3])" office:value-type="float" office:value="0.192111479449289" calcext:value-type="float">
            <text:p>0.19211147944928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-[.C4]/[.D4]" office:value-type="float" office:value="1.73306909078563" calcext:value-type="float">
            <text:p>1.733069090785630</text:p>
          </table:table-cell>
          <table:table-cell table:formula="of:=[.B5]^3-EXP([.B5])+SIN([.B5])+2*[.B5]-4" office:value-type="float" office:value="0.000331003325408474" calcext:value-type="float">
            <text:p>0.000331003325408</text:p>
          </table:table-cell>
          <table:table-cell table:formula="of:=3*[.B5]^2-EXP([.B5])+COS([.B5])+2" office:value-type="float" office:value="5.19103171236309" calcext:value-type="float">
            <text:p>5.191031712363090</text:p>
          </table:table-cell>
          <table:table-cell table:formula="of:=ABS([.B5]-[.B4])" office:value-type="float" office:value="0.0132728390496863" calcext:value-type="float">
            <text:p>0.01327283904968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-[.C5]/[.D5]" office:value-type="float" office:value="1.73300532632728" calcext:value-type="float">
            <text:p>1.733005326327280</text:p>
          </table:table-cell>
          <table:table-cell table:formula="of:=[.B6]^3-EXP([.B6])+SIN([.B6])+2*[.B6]-4" office:value-type="float" office:value="0.0000000076307884455673" calcext:value-type="float">
            <text:p>0.000000007630788</text:p>
          </table:table-cell>
          <table:table-cell table:formula="of:=3*[.B6]^2-EXP([.B6])+COS([.B6])+2" office:value-type="float" office:value="5.19079236968439" calcext:value-type="float">
            <text:p>5.190792369684390</text:p>
          </table:table-cell>
          <table:table-cell table:formula="of:=ABS([.B6]-[.B5])" office:value-type="float" office:value="0.0000637644583485475" calcext:value-type="float">
            <text:p>0.0000637644583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-[.C6]/[.D6]" office:value-type="float" office:value="1.73300532485721" calcext:value-type="float">
            <text:p>1.733005324857210</text:p>
          </table:table-cell>
          <table:table-cell table:formula="of:=[.B7]^3-EXP([.B7])+SIN([.B7])+2*[.B7]-4" office:value-type="float" office:value="0" calcext:value-type="float">
            <text:p>0.000000000000000</text:p>
          </table:table-cell>
          <table:table-cell table:formula="of:=3*[.B7]^2-EXP([.B7])+COS([.B7])+2" office:value-type="float" office:value="5.19079236416647" calcext:value-type="float">
            <text:p>5.190792364166470</text:p>
          </table:table-cell>
          <table:table-cell table:formula="of:=ABS([.B7]-[.B6])" office:value-type="float" office:value="0.00000000147006229411772" calcext:value-type="float">
            <text:p>0.000000001470062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ante" table:style-name="ta1">
        <office:forms form:automatic-focus="false" form:apply-design-mode="false"/>
        <table:table-column table:style-name="co10" table:number-columns-repeated="2" table:default-cell-style-name="ce10"/>
        <table:table-column table:style-name="co11" table:default-cell-style-name="ce10"/>
        <table:table-column table:style-name="co10" table:default-cell-style-name="ce10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rr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0.3" calcext:value-type="float">
            <text:p>-0.300000000000000</text:p>
          </table:table-cell>
          <table:table-cell table:formula="of:=2*[.B2]-0.5+COS([.B2])" office:value-type="float" office:value="-0.144663510874394" calcext:value-type="float">
            <text:p>-0.1446635108743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2" calcext:value-type="float">
            <text:p>-0.200000000000000</text:p>
          </table:table-cell>
          <table:table-cell table:formula="of:=2*[.B3]-0.5+COS([.B3])" office:value-type="float" office:value="0.0800665778412416" calcext:value-type="float">
            <text:p>0.0800665778412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.000000000000000</text:p>
          </table:table-cell>
          <table:table-cell table:formula="of:=[.B3]-[.C3]*([.B3]-[.B2])/([.C3]-[.C2])" office:value-type="float" office:value="-0.235627885121584" calcext:value-type="float">
            <text:p>-0.235627885121584</text:p>
          </table:table-cell>
          <table:table-cell table:formula="of:=2*[.B4]-0.5+COS([.B4])" office:value-type="float" office:value="0.00111218075092423" calcext:value-type="float">
            <text:p>0.001112180750924</text:p>
          </table:table-cell>
          <table:table-cell table:formula="of:=ABS(([.B4]-[.B3])/[.B4])*100" office:value-type="float" office:value="15.120402707515" calcext:value-type="float">
            <text:p>15.12040270751500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.000000000000000</text:p>
          </table:table-cell>
          <table:table-cell table:formula="of:=[.B4]-[.C4]*([.B4]-[.B3])/([.C4]-[.C3])" office:value-type="float" office:value="-0.236129752648773" calcext:value-type="float">
            <text:p>-0.236129752648773</text:p>
          </table:table-cell>
          <table:table-cell table:formula="of:=2*[.B5]-0.5+COS([.B5])" office:value-type="float" office:value="-0.00000883951849617315" calcext:value-type="float">
            <text:p>-0.000008839518496</text:p>
          </table:table-cell>
          <table:table-cell table:formula="of:=ABS([.B5]-[.B4])" office:value-type="float" office:value="0.000501867527188365" calcext:value-type="float">
            <text:p>0.00050186752718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.000000000000000</text:p>
          </table:table-cell>
          <table:table-cell table:formula="of:=[.B5]-[.C5]*([.B5]-[.B4])/([.C5]-[.C4])" office:value-type="float" office:value="-0.236125795300801" calcext:value-type="float">
            <text:p>-0.236125795300801</text:p>
          </table:table-cell>
          <table:table-cell table:formula="of:=2*[.B6]-0.5+COS([.B6])" office:value-type="float" office:value="0.000000000957902202003424" calcext:value-type="float">
            <text:p>0.000000000957902</text:p>
          </table:table-cell>
          <table:table-cell table:formula="of:=ABS([.B6]-[.B5])" office:value-type="float" office:value="0.00000395734797151159" calcext:value-type="float">
            <text:p>0.00000395734797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.000000000000000</text:p>
          </table:table-cell>
          <table:table-cell table:formula="of:=[.B6]-[.C6]*([.B6]-[.B5])/([.C6]-[.C5])" office:value-type="float" office:value="-0.236125795729596" calcext:value-type="float">
            <text:p>-0.236125795729596</text:p>
          </table:table-cell>
          <table:table-cell table:formula="of:=2*[.B7]-0.5+COS([.B7])" office:value-type="float" office:value="0" calcext:value-type="float">
            <text:p>0.000000000000000</text:p>
          </table:table-cell>
          <table:table-cell table:formula="of:=ABS([.B7]-[.B6])" office:value-type="float" office:value="0.000000000428795027263007" calcext:value-type="float">
            <text:p>0.00000000042879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.000000000000000</text:p>
          </table:table-cell>
          <table:table-cell table:formula="of:=[.B7]-[.C7]*([.B7]-[.B6])/([.C7]-[.C6])" office:value-type="float" office:value="-0.236125795729596" calcext:value-type="float">
            <text:p>-0.236125795729596</text:p>
          </table:table-cell>
          <table:table-cell table:formula="of:=2*[.B8]-0.5+COS([.B8])" office:value-type="float" office:value="0" calcext:value-type="float">
            <text:p>0.000000000000000</text:p>
          </table:table-cell>
          <table:table-cell table:formula="of:=ABS([.B8]-[.B7])" office:value-type="float" office:value="0" calcext:value-type="float">
            <text:p>0.00000000000000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.000000000000000</text:p>
          </table:table-cell>
          <table:table-cell table:formula="of:=[.B8]-[.C8]*([.B8]-[.B7])/([.C8]-[.C7])" office:value-type="string" office:string-value="" calcext:value-type="error">
            <text:p>#DIV/0!</text:p>
          </table:table-cell>
          <table:table-cell table:formula="of:=2*[.B9]-0.5+COS([.B9])" office:value-type="string" office:string-value="" calcext:value-type="error">
            <text:p>#DIV/0!</text:p>
          </table:table-cell>
          <table:table-cell table:formula="of:=ABS([.B9]-[.B8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.000000000000000</text:p>
          </table:table-cell>
          <table:table-cell table:formula="of:=[.B9]-[.C9]*([.B9]-[.B8])/([.C9]-[.C8])" office:value-type="string" office:string-value="" calcext:value-type="error">
            <text:p>#DIV/0!</text:p>
          </table:table-cell>
          <table:table-cell table:formula="of:=2*[.B10]-0.5+COS([.B10])" office:value-type="string" office:string-value="" calcext:value-type="error">
            <text:p>#DIV/0!</text:p>
          </table:table-cell>
          <table:table-cell table:formula="of:=ABS([.B10]-[.B9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2*[.B11]-0.5+COS([.B11])" office:value-type="float" office:value="0.5" calcext:value-type="float">
            <text:p>0.500000000000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2*[.B12]-0.5+COS([.B12])" office:value-type="float" office:value="0.5" calcext:value-type="float">
            <text:p>0.500000000000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2*[.B13]-0.5+COS([.B13])" office:value-type="float" office:value="0.5" calcext:value-type="float">
            <text:p>0.500000000000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2*[.B14]-0.5+COS([.B14])" office:value-type="float" office:value="0.5" calcext:value-type="float">
            <text:p>0.5000000000000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untoF" table:style-name="ta1">
        <office:forms form:automatic-focus="false" form:apply-design-mode="false"/>
        <table:table-column table:style-name="co1" table:number-columns-repeated="1024" table:default-cell-style-name="ce1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 ( 8.31441*340 )/(  ( 364.61 / ([.B3]*([.B3]+0.02664) + 0.02664 * ([.B3]- 0.02664) )  ) + 10^4 )  ) + 0.02664" office:value-type="float" office:value="0.305912818168824" calcext:value-type="float">
            <text:p>0.305912818168824</text:p>
          </table:table-cell>
          <table:table-cell table:formula="of:= 8.31441*340/([.B4]-0.02664) - 364.61 / ( [.B4]*([.B4]+0.02664) + 0.02664*([.B4]-0.02664) ) - 10^4" office:value-type="float" office:value="-3217.41799965204" calcext:value-type="float">
            <text:p>-3217.41799965204</text:p>
          </table:table-cell>
          <table:table-cell table:formula="of:=ABS([.B4]-[.B3])" office:value-type="float" office:value="1.39408718183118" calcext:value-type="float">
            <text:p>1.3940871818311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 ( 8.31441*340 )/(  ( 364.61 / ([.B4]*([.B4]+0.02664) + 0.02664 * ([.B4]- 0.02664) )  ) + 10^4 )  ) + 0.02664" office:value-type="float" office:value="0.238555060219305" calcext:value-type="float">
            <text:p>0.238555060219305</text:p>
          </table:table-cell>
          <table:table-cell table:formula="of:= 8.31441*340/([.B5]-0.02664) - 364.61 / ( [.B5]*([.B5]+0.02664) + 0.02664*([.B5]-0.02664) ) - 10^4" office:value-type="float" office:value="-1951.40215491376" calcext:value-type="float">
            <text:p>-1951.40215491376</text:p>
          </table:table-cell>
          <table:table-cell table:formula="of:=ABS([.B5]-[.B4])" office:value-type="float" office:value="0.0673577579495195" calcext:value-type="float">
            <text:p>0.0673577579495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 ( 8.31441*340 )/(  ( 364.61 / ([.B5]*([.B5]+0.02664) + 0.02664 * ([.B5]- 0.02664) )  ) + 10^4 )  ) + 0.02664" office:value-type="float" office:value="0.211511263765882" calcext:value-type="float">
            <text:p>0.211511263765882</text:p>
          </table:table-cell>
          <table:table-cell table:formula="of:= 8.31441*340/([.B6]-0.02664) - 364.61 / ( [.B6]*([.B6]+0.02664) + 0.02664*([.B6]-0.02664) ) - 10^4" office:value-type="float" office:value="-1302.53123605414" calcext:value-type="float">
            <text:p>-1302.53123605414</text:p>
          </table:table-cell>
          <table:table-cell table:formula="of:=ABS([.B6]-[.B5])" office:value-type="float" office:value="0.0270437964534224" calcext:value-type="float">
            <text:p>0.0270437964534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 ( 8.31441*340 )/(  ( 364.61 / ([.B6]*([.B6]+0.02664) + 0.02664 * ([.B6]- 0.02664) )  ) + 10^4 )  ) + 0.02664" office:value-type="float" office:value="0.19699970445249" calcext:value-type="float">
            <text:p>0.19699970445249</text:p>
          </table:table-cell>
          <table:table-cell table:formula="of:= 8.31441*340/([.B7]-0.02664) - 364.61 / ( [.B7]*([.B7]+0.02664) + 0.02664*([.B7]-0.02664) ) - 10^4" office:value-type="float" office:value="-909.273844169728" calcext:value-type="float">
            <text:p>-909.273844169728</text:p>
          </table:table-cell>
          <table:table-cell table:formula="of:=ABS([.B7]-[.B6])" office:value-type="float" office:value="0.0145115593133925" calcext:value-type="float">
            <text:p>0.014511559313393</text:p>
          </table:table-cell>
          <table:table-cell table:number-columns-repeated="1020"/>
        </table:table-row>
        <table:table-row table:style-name="ro1">
          <table:table-cell/>
          <table:table-cell table:formula="of:=( ( 8.31441*340 )/(  ( 364.61 / ([.B7]*([.B7]+0.02664) + 0.02664 * ([.B7]- 0.02664) )  ) + 10^4 )  ) + 0.02664" office:value-type="float" office:value="0.188149577436268" calcext:value-type="float">
            <text:p>0.188149577436268</text:p>
          </table:table-cell>
          <table:table-cell table:formula="of:= 8.31441*340/([.B8]-0.02664) - 364.61 / ( [.B8]*([.B8]+0.02664) + 0.02664*([.B8]-0.02664) ) - 10^4" office:value-type="float" office:value="-651.070482782859" calcext:value-type="float">
            <text:p>-651.070482782859</text:p>
          </table:table-cell>
          <table:table-cell table:formula="of:=ABS([.B8]-[.B7])" office:value-type="float" office:value="0.00885012701622159" calcext:value-type="float">
            <text:p>0.008850127016222</text:p>
          </table:table-cell>
          <table:table-cell table:number-columns-repeated="1020"/>
        </table:table-row>
        <table:table-row table:style-name="ro1">
          <table:table-cell/>
          <table:table-cell table:formula="of:=( ( 8.31441*340 )/(  ( 364.61 / ([.B8]*([.B8]+0.02664) + 0.02664 * ([.B8]- 0.02664) )  ) + 10^4 )  ) + 0.02664" office:value-type="float" office:value="0.182357255725187" calcext:value-type="float">
            <text:p>0.182357255725187</text:p>
          </table:table-cell>
          <table:table-cell table:formula="of:= 8.31441*340/([.B9]-0.02664) - 364.61 / ( [.B9]*([.B9]+0.02664) + 0.02664*([.B9]-0.02664) ) - 10^4" office:value-type="float" office:value="-473.630141781603" calcext:value-type="float">
            <text:p>-473.630141781603</text:p>
          </table:table-cell>
          <table:table-cell table:formula="of:=ABS([.B9]-[.B8])" office:value-type="float" office:value="0.00579232171108082" calcext:value-type="float">
            <text:p>0.005792321711081</text:p>
          </table:table-cell>
          <table:table-cell table:number-columns-repeated="1020"/>
        </table:table-row>
        <table:table-row table:style-name="ro1">
          <table:table-cell/>
          <table:table-cell table:formula="of:=( ( 8.31441*340 )/(  ( 364.61 / ([.B9]*([.B9]+0.02664) + 0.02664 * ([.B9]- 0.02664) )  ) + 10^4 )  ) + 0.02664" office:value-type="float" office:value="0.178397966577687" calcext:value-type="float">
            <text:p>0.178397966577687</text:p>
          </table:table-cell>
          <table:table-cell table:formula="of:= 8.31441*340/([.B10]-0.02664) - 364.61 / ( [.B10]*([.B10]+0.02664) + 0.02664*([.B10]-0.02664) ) - 10^4" office:value-type="float" office:value="-348.173807311252" calcext:value-type="float">
            <text:p>-348.173807311252</text:p>
          </table:table-cell>
          <table:table-cell table:formula="of:=ABS([.B10]-[.B9])" office:value-type="float" office:value="0.00395928914749977" calcext:value-type="float">
            <text:p>0.0039592891475</text:p>
          </table:table-cell>
          <table:table-cell table:number-columns-repeated="1020"/>
        </table:table-row>
        <table:table-row table:style-name="ro1">
          <table:table-cell/>
          <table:table-cell table:formula="of:=( ( 8.31441*340 )/(  ( 364.61 / ([.B10]*([.B10]+0.02664) + 0.02664 * ([.B10]- 0.02664) )  ) + 10^4 )  ) + 0.02664" office:value-type="float" office:value="0.175613473228731" calcext:value-type="float">
            <text:p>0.175613473228731</text:p>
          </table:table-cell>
          <table:table-cell table:formula="of:= 8.31441*340/([.B11]-0.02664) - 364.61 / ( [.B11]*([.B11]+0.02664) + 0.02664*([.B11]-0.02664) ) - 10^4" office:value-type="float" office:value="-257.793704005539" calcext:value-type="float">
            <text:p>-257.793704005539</text:p>
          </table:table-cell>
          <table:table-cell table:formula="of:=ABS([.B11]-[.B10])" office:value-type="float" office:value="0.00278449334895636" calcext:value-type="float">
            <text:p>0.002784493348956</text:p>
          </table:table-cell>
          <table:table-cell table:number-columns-repeated="1020"/>
        </table:table-row>
        <table:table-row table:style-name="ro1">
          <table:table-cell/>
          <table:table-cell table:formula="of:=( ( 8.31441*340 )/(  ( 364.61 / ([.B11]*([.B11]+0.02664) + 0.02664 * ([.B11]- 0.02664) )  ) + 10^4 )  ) + 0.02664" office:value-type="float" office:value="0.17361674244449" calcext:value-type="float">
            <text:p>0.17361674244449</text:p>
          </table:table-cell>
          <table:table-cell table:formula="of:= 8.31441*340/([.B12]-0.02664) - 364.61 / ( [.B12]*([.B12]+0.02664) + 0.02664*([.B12]-0.02664) ) - 10^4" office:value-type="float" office:value="-191.842767507776" calcext:value-type="float">
            <text:p>-191.842767507776</text:p>
          </table:table-cell>
          <table:table-cell table:formula="of:=ABS([.B12]-[.B11])" office:value-type="float" office:value="0.00199673078424142" calcext:value-type="float">
            <text:p>0.001996730784241</text:p>
          </table:table-cell>
          <table:table-cell table:number-columns-repeated="1020"/>
        </table:table-row>
        <table:table-row table:style-name="ro1">
          <table:table-cell/>
          <table:table-cell table:formula="of:=( ( 8.31441*340 )/(  ( 364.61 / ([.B12]*([.B12]+0.02664) + 0.02664 * ([.B12]- 0.02664) )  ) + 10^4 )  ) + 0.02664" office:value-type="float" office:value="0.172165225944366" calcext:value-type="float">
            <text:p>0.172165225944366</text:p>
          </table:table-cell>
          <table:table-cell table:formula="of:= 8.31441*340/([.B13]-0.02664) - 364.61 / ( [.B13]*([.B13]+0.02664) + 0.02664*([.B13]-0.02664) ) - 10^4" office:value-type="float" office:value="-143.282875526113" calcext:value-type="float">
            <text:p>-143.282875526113</text:p>
          </table:table-cell>
          <table:table-cell table:formula="of:=ABS([.B13]-[.B12])" office:value-type="float" office:value="0.00145151650012348" calcext:value-type="float">
            <text:p>0.001451516500123</text:p>
          </table:table-cell>
          <table:table-cell table:number-columns-repeated="1020"/>
        </table:table-row>
        <table:table-row table:style-name="ro1">
          <table:table-cell/>
          <table:table-cell table:formula="of:=( ( 8.31441*340 )/(  ( 364.61 / ([.B13]*([.B13]+0.02664) + 0.02664 * ([.B13]- 0.02664) )  ) + 10^4 )  ) + 0.02664" office:value-type="float" office:value="0.171099688072855" calcext:value-type="float">
            <text:p>0.171099688072855</text:p>
          </table:table-cell>
          <table:table-cell table:formula="of:= 8.31441*340/([.B14]-0.02664) - 364.61 / ( [.B14]*([.B14]+0.02664) + 0.02664*([.B14]-0.02664) ) - 10^4" office:value-type="float" office:value="-107.297179959811" calcext:value-type="float">
            <text:p>-107.297179959811</text:p>
          </table:table-cell>
          <table:table-cell table:formula="of:=ABS([.B14]-[.B13])" office:value-type="float" office:value="0.00106553787151079" calcext:value-type="float">
            <text:p>0.001065537871511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06:28:24.142185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08:59.834382888</meta:creation-date>
    <dc:date>2018-09-14T11:29:54.709783170</dc:date>
    <meta:editing-duration>PT9H13M23S</meta:editing-duration>
    <meta:editing-cycles>10</meta:editing-cycles>
    <meta:generator>LibreOffice/6.0.3.2$Linux_X86_64 LibreOffice_project/00m0$Build-2</meta:generator>
    <meta:document-statistic meta:table-count="7" meta:cell-count="486" meta:object-count="0"/>
  </office:meta>
</office:document-meta>
</file>